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561.77pt" svg:y="0pt">
            <loext:p draw:notify-on-update-of-ranges="Sheet1.A18:Sheet1.A30 Sheet1.B1:Sheet1.B1 Sheet1.B18:Sheet1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579.94pt" svg:y="274.82pt">
            <loext:p draw:notify-on-update-of-ranges="Sheet1.E18:Sheet1.E34 Sheet1.H1:Sheet1.H1 Sheet1.A18:Sheet1.A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R(t)</text:p>
          </table:table-cell>
          <table:table-cell office:value-type="string" calcext:value-type="string">
            <text:p>R*100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(ADC)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45" calcext:value-type="float">
            <text:p>45</text:p>
          </table:table-cell>
          <table:table-cell table:formula="of:=[.B2]*100" office:value-type="float" office:value="4500" calcext:value-type="float">
            <text:p>4500</text:p>
          </table:table-cell>
          <table:table-cell table:formula="of:=[.$E$1]*[.C2]/([.C2]+[.$G$1])" office:value-type="float" office:value="4.09090909090909" calcext:value-type="float">
            <text:p>4.09090909090909</text:p>
          </table:table-cell>
          <table:table-cell table:style-name="ce1" table:formula="of:=[.D2]/[.$E$1]*256" office:value-type="float" office:value="209.454545454545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Default" office:value-type="float" office:value="35.25" calcext:value-type="float">
            <text:p>35.25</text:p>
          </table:table-cell>
          <table:table-cell table:formula="of:=[.B3]*100" office:value-type="float" office:value="3525" calcext:value-type="float">
            <text:p>3525</text:p>
          </table:table-cell>
          <table:table-cell table:formula="of:=[.$E$1]*[.C3]/([.C3]+[.$G$1])" office:value-type="float" office:value="3.89502762430939" calcext:value-type="float">
            <text:p>3.89502762430939</text:p>
          </table:table-cell>
          <table:table-cell table:style-name="ce1" table:formula="of:=[.D3]/[.$E$1]*256" office:value-type="float" office:value="199.425414364641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27.84" calcext:value-type="float">
            <text:p>27.84</text:p>
          </table:table-cell>
          <table:table-cell table:formula="of:=[.B4]*100" office:value-type="float" office:value="2784" calcext:value-type="float">
            <text:p>2784</text:p>
          </table:table-cell>
          <table:table-cell table:formula="of:=[.$E$1]*[.C4]/([.C4]+[.$G$1])" office:value-type="float" office:value="3.67864693446089" calcext:value-type="float">
            <text:p>3.67864693446089</text:p>
          </table:table-cell>
          <table:table-cell table:style-name="ce1" table:formula="of:=[.D4]/[.$E$1]*256" office:value-type="float" office:value="188.346723044397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Default" office:value-type="float" office:value="22.16" calcext:value-type="float">
            <text:p>22.16</text:p>
          </table:table-cell>
          <table:table-cell table:formula="of:=[.B5]*100" office:value-type="float" office:value="2216" calcext:value-type="float">
            <text:p>2216</text:p>
          </table:table-cell>
          <table:table-cell table:formula="of:=[.$E$1]*[.C5]/([.C5]+[.$G$1])" office:value-type="float" office:value="3.4452736318408" calcext:value-type="float">
            <text:p>3.4452736318408</text:p>
          </table:table-cell>
          <table:table-cell table:style-name="ce1" table:formula="of:=[.D5]/[.$E$1]*256" office:value-type="float" office:value="176.398009950249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17.78" calcext:value-type="float">
            <text:p>17.78</text:p>
          </table:table-cell>
          <table:table-cell table:formula="of:=[.B6]*100" office:value-type="float" office:value="1778" calcext:value-type="float">
            <text:p>1778</text:p>
          </table:table-cell>
          <table:table-cell table:formula="of:=[.$E$1]*[.C6]/([.C6]+[.$G$1])" office:value-type="float" office:value="3.20014398848092" calcext:value-type="float">
            <text:p>3.20014398848092</text:p>
          </table:table-cell>
          <table:table-cell table:style-name="ce1" table:formula="of:=[.D6]/[.$E$1]*256" office:value-type="float" office:value="163.847372210223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14.37" calcext:value-type="float">
            <text:p>14.37</text:p>
          </table:table-cell>
          <table:table-cell table:formula="of:=[.B7]*100" office:value-type="float" office:value="1437" calcext:value-type="float">
            <text:p>1437</text:p>
          </table:table-cell>
          <table:table-cell table:formula="of:=[.$E$1]*[.C7]/([.C7]+[.$G$1])" office:value-type="float" office:value="2.94829708658186" calcext:value-type="float">
            <text:p>2.94829708658186</text:p>
          </table:table-cell>
          <table:table-cell table:style-name="ce1" table:formula="of:=[.D7]/[.$E$1]*256" office:value-type="float" office:value="150.95281083299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11.69" calcext:value-type="float">
            <text:p>11.69</text:p>
          </table:table-cell>
          <table:table-cell table:formula="of:=[.B8]*100" office:value-type="float" office:value="1169" calcext:value-type="float">
            <text:p>1169</text:p>
          </table:table-cell>
          <table:table-cell table:formula="of:=[.$E$1]*[.C8]/([.C8]+[.$G$1])" office:value-type="float" office:value="2.69479022591056" calcext:value-type="float">
            <text:p>2.69479022591056</text:p>
          </table:table-cell>
          <table:table-cell table:style-name="ce1" table:formula="of:=[.D8]/[.$E$1]*256" office:value-type="float" office:value="137.973259566621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9.582" calcext:value-type="float">
            <text:p>9.582</text:p>
          </table:table-cell>
          <table:table-cell table:formula="of:=[.B9]*100" office:value-type="float" office:value="958.2" calcext:value-type="float">
            <text:p>958.2</text:p>
          </table:table-cell>
          <table:table-cell table:formula="of:=[.$E$1]*[.C9]/([.C9]+[.$G$1])" office:value-type="float" office:value="2.44663466448779" calcext:value-type="float">
            <text:p>2.44663466448779</text:p>
          </table:table-cell>
          <table:table-cell table:style-name="ce1" table:formula="of:=[.D9]/[.$E$1]*256" office:value-type="float" office:value="125.26769482177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7.904" calcext:value-type="float">
            <text:p>7.904</text:p>
          </table:table-cell>
          <table:table-cell table:formula="of:=[.B10]*100" office:value-type="float" office:value="790.4" calcext:value-type="float">
            <text:p>790.4</text:p>
          </table:table-cell>
          <table:table-cell table:formula="of:=[.$E$1]*[.C10]/([.C10]+[.$G$1])" office:value-type="float" office:value="2.20732797140304" calcext:value-type="float">
            <text:p>2.20732797140304</text:p>
          </table:table-cell>
          <table:table-cell table:style-name="ce1" table:formula="of:=[.D10]/[.$E$1]*256" office:value-type="float" office:value="113.015192135836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.56" calcext:value-type="float">
            <text:p>6.56</text:p>
          </table:table-cell>
          <table:table-cell table:formula="of:=[.B11]*100" office:value-type="float" office:value="656" calcext:value-type="float">
            <text:p>656</text:p>
          </table:table-cell>
          <table:table-cell table:formula="of:=[.$E$1]*[.C11]/([.C11]+[.$G$1])" office:value-type="float" office:value="1.98067632850242" calcext:value-type="float">
            <text:p>1.98067632850242</text:p>
          </table:table-cell>
          <table:table-cell table:style-name="ce1" table:formula="of:=[.D11]/[.$E$1]*256" office:value-type="float" office:value="101.410628019324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5.479" calcext:value-type="float">
            <text:p>5.479</text:p>
          </table:table-cell>
          <table:table-cell table:formula="of:=[.B12]*100" office:value-type="float" office:value="547.9" calcext:value-type="float">
            <text:p>547.9</text:p>
          </table:table-cell>
          <table:table-cell table:formula="of:=[.$E$1]*[.C12]/([.C12]+[.$G$1])" office:value-type="float" office:value="1.76981717165192" calcext:value-type="float">
            <text:p>1.76981717165192</text:p>
          </table:table-cell>
          <table:table-cell table:style-name="ce1" table:formula="of:=[.D12]/[.$E$1]*256" office:value-type="float" office:value="90.614639188578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.602" calcext:value-type="float">
            <text:p>4.602</text:p>
          </table:table-cell>
          <table:table-cell table:formula="of:=[.B13]*100" office:value-type="float" office:value="460.2" calcext:value-type="float">
            <text:p>460.2</text:p>
          </table:table-cell>
          <table:table-cell table:formula="of:=[.$E$1]*[.C13]/([.C13]+[.$G$1])" office:value-type="float" office:value="1.57581153266676" calcext:value-type="float">
            <text:p>1.57581153266676</text:p>
          </table:table-cell>
          <table:table-cell table:style-name="ce1" table:formula="of:=[.D13]/[.$E$1]*256" office:value-type="float" office:value="80.681550472538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.886" calcext:value-type="float">
            <text:p>3.886</text:p>
          </table:table-cell>
          <table:table-cell table:formula="of:=[.B14]*100" office:value-type="float" office:value="388.6" calcext:value-type="float">
            <text:p>388.6</text:p>
          </table:table-cell>
          <table:table-cell table:style-name="ce2" table:formula="of:=[.$E$1]*[.C14]/([.C14]+[.$G$1])" office:value-type="float" office:value="1.3992510442172" calcext:value-type="float">
            <text:p>1.3992510442172</text:p>
          </table:table-cell>
          <table:table-cell table:style-name="ce1" table:formula="of:=[.D14]/[.$E$1]*256" office:value-type="float" office:value="71.6416534639205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3.3" calcext:value-type="float">
            <text:p>3.3</text:p>
          </table:table-cell>
          <table:table-cell table:formula="of:=[.B15]*100" office:value-type="float" office:value="330" calcext:value-type="float">
            <text:p>330</text:p>
          </table:table-cell>
          <table:table-cell table:style-name="ce2" table:formula="of:=[.$E$1]*[.C15]/([.C15]+[.$G$1])" office:value-type="float" office:value="1.2406015037594" calcext:value-type="float">
            <text:p>1.2406015037594</text:p>
          </table:table-cell>
          <table:table-cell table:style-name="ce1" table:formula="of:=[.D15]/[.$E$1]*256" office:value-type="float" office:value="63.5187969924812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.816" calcext:value-type="float">
            <text:p>2.816</text:p>
          </table:table-cell>
          <table:table-cell table:formula="of:=[.B16]*100" office:value-type="float" office:value="281.6" calcext:value-type="float">
            <text:p>281.6</text:p>
          </table:table-cell>
          <table:table-cell table:style-name="ce2" table:formula="of:=[.$E$1]*[.C16]/([.C16]+[.$G$1])" office:value-type="float" office:value="1.09862671660424" calcext:value-type="float">
            <text:p>1.09862671660424</text:p>
          </table:table-cell>
          <table:table-cell table:style-name="ce1" table:formula="of:=[.D16]/[.$E$1]*256" office:value-type="float" office:value="56.2496878901373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2.415" calcext:value-type="float">
            <text:p>2.415</text:p>
          </table:table-cell>
          <table:table-cell table:formula="of:=[.B17]*100" office:value-type="float" office:value="241.5" calcext:value-type="float">
            <text:p>241.5</text:p>
          </table:table-cell>
          <table:table-cell table:style-name="ce2" table:formula="of:=[.$E$1]*[.C17]/([.C17]+[.$G$1])" office:value-type="float" office:value="0.972613773660894" calcext:value-type="float">
            <text:p>0.972613773660894</text:p>
          </table:table-cell>
          <table:table-cell table:style-name="ce1" table:formula="of:=[.D17]/[.$E$1]*256" office:value-type="float" office:value="49.7978252114378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.081" calcext:value-type="float">
            <text:p>2.081</text:p>
          </table:table-cell>
          <table:table-cell table:formula="of:=[.B18]*100" office:value-type="float" office:value="208.1" calcext:value-type="float">
            <text:p>208.1</text:p>
          </table:table-cell>
          <table:table-cell table:style-name="ce2" table:formula="of:=[.$E$1]*[.C18]/([.C18]+[.$G$1])" office:value-type="float" office:value="0.861269762436884" calcext:value-type="float">
            <text:p>0.861269762436884</text:p>
          </table:table-cell>
          <table:table-cell table:style-name="ce1" table:formula="of:=[.D18]/[.$E$1]*256" office:value-type="float" office:value="44.097011836768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.801" calcext:value-type="float">
            <text:p>1.801</text:p>
          </table:table-cell>
          <table:table-cell table:formula="of:=[.B19]*100" office:value-type="float" office:value="180.1" calcext:value-type="float">
            <text:p>180.1</text:p>
          </table:table-cell>
          <table:table-cell table:style-name="ce2" table:formula="of:=[.$E$1]*[.C19]/([.C19]+[.$G$1])" office:value-type="float" office:value="0.763070926192696" calcext:value-type="float">
            <text:p>0.763070926192696</text:p>
          </table:table-cell>
          <table:table-cell table:style-name="ce1" table:formula="of:=[.D19]/[.$E$1]*256" office:value-type="float" office:value="39.069231421066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.566" calcext:value-type="float">
            <text:p>1.566</text:p>
          </table:table-cell>
          <table:table-cell table:formula="of:=[.B20]*100" office:value-type="float" office:value="156.6" calcext:value-type="float">
            <text:p>156.6</text:p>
          </table:table-cell>
          <table:table-cell table:style-name="ce2" table:formula="of:=[.$E$1]*[.C20]/([.C20]+[.$G$1])" office:value-type="float" office:value="0.676984264222722" calcext:value-type="float">
            <text:p>0.676984264222722</text:p>
          </table:table-cell>
          <table:table-cell table:style-name="ce1" table:formula="of:=[.D20]/[.$E$1]*256" office:value-type="float" office:value="34.6615943282034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1.367" calcext:value-type="float">
            <text:p>1.367</text:p>
          </table:table-cell>
          <table:table-cell table:formula="of:=[.B21]*100" office:value-type="float" office:value="136.7" calcext:value-type="float">
            <text:p>136.7</text:p>
          </table:table-cell>
          <table:table-cell table:style-name="ce2" table:formula="of:=[.$E$1]*[.C21]/([.C21]+[.$G$1])" office:value-type="float" office:value="0.601302014603677" calcext:value-type="float">
            <text:p>0.601302014603677</text:p>
          </table:table-cell>
          <table:table-cell table:style-name="ce1" table:formula="of:=[.D21]/[.$E$1]*256" office:value-type="float" office:value="30.7866631477083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.198" calcext:value-type="float">
            <text:p>1.198</text:p>
          </table:table-cell>
          <table:table-cell table:formula="of:=[.B22]*100" office:value-type="float" office:value="119.8" calcext:value-type="float">
            <text:p>119.8</text:p>
          </table:table-cell>
          <table:table-cell table:style-name="ce2" table:formula="of:=[.$E$1]*[.C22]/([.C22]+[.$G$1])" office:value-type="float" office:value="0.53491694945526" calcext:value-type="float">
            <text:p>0.53491694945526</text:p>
          </table:table-cell>
          <table:table-cell table:style-name="ce1" table:formula="of:=[.D22]/[.$E$1]*256" office:value-type="float" office:value="27.3877478121093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1.054" calcext:value-type="float">
            <text:p>1.054</text:p>
          </table:table-cell>
          <table:table-cell table:formula="of:=[.B23]*100" office:value-type="float" office:value="105.4" calcext:value-type="float">
            <text:p>105.4</text:p>
          </table:table-cell>
          <table:table-cell table:style-name="ce2" table:formula="of:=[.$E$1]*[.C23]/([.C23]+[.$G$1])" office:value-type="float" office:value="0.476750497557445" calcext:value-type="float">
            <text:p>0.476750497557445</text:p>
          </table:table-cell>
          <table:table-cell table:style-name="ce1" table:formula="of:=[.D23]/[.$E$1]*256" office:value-type="float" office:value="24.4096254749412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.9308" calcext:value-type="float">
            <text:p>0.9308</text:p>
          </table:table-cell>
          <table:table-cell table:formula="of:=[.B24]*100" office:value-type="float" office:value="93.08" calcext:value-type="float">
            <text:p>93.08</text:p>
          </table:table-cell>
          <table:table-cell table:style-name="ce2" table:formula="of:=[.$E$1]*[.C24]/([.C24]+[.$G$1])" office:value-type="float" office:value="0.425769385589344" calcext:value-type="float">
            <text:p>0.425769385589344</text:p>
          </table:table-cell>
          <table:table-cell table:style-name="ce1" table:formula="of:=[.D24]/[.$E$1]*256" office:value-type="float" office:value="21.7993925421744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0.8248" calcext:value-type="float">
            <text:p>0.8248</text:p>
          </table:table-cell>
          <table:table-cell table:formula="of:=[.B25]*100" office:value-type="float" office:value="82.48" calcext:value-type="float">
            <text:p>82.48</text:p>
          </table:table-cell>
          <table:table-cell table:style-name="ce2" table:formula="of:=[.$E$1]*[.C25]/([.C25]+[.$G$1])" office:value-type="float" office:value="0.38097701574163" calcext:value-type="float">
            <text:p>0.38097701574163</text:p>
          </table:table-cell>
          <table:table-cell table:style-name="ce1" table:formula="of:=[.D25]/[.$E$1]*256" office:value-type="float" office:value="19.5060232059715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.7334" calcext:value-type="float">
            <text:p>0.7334</text:p>
          </table:table-cell>
          <table:table-cell table:formula="of:=[.B26]*100" office:value-type="float" office:value="73.34" calcext:value-type="float">
            <text:p>73.34</text:p>
          </table:table-cell>
          <table:table-cell table:style-name="ce2" table:formula="of:=[.$E$1]*[.C26]/([.C26]+[.$G$1])" office:value-type="float" office:value="0.341643840721486" calcext:value-type="float">
            <text:p>0.341643840721486</text:p>
          </table:table-cell>
          <table:table-cell table:style-name="ce1" table:formula="of:=[.D26]/[.$E$1]*256" office:value-type="float" office:value="17.4921646449401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0.6542" calcext:value-type="float">
            <text:p>0.6542</text:p>
          </table:table-cell>
          <table:table-cell table:formula="of:=[.B27]*100" office:value-type="float" office:value="65.42" calcext:value-type="float">
            <text:p>65.42</text:p>
          </table:table-cell>
          <table:table-cell table:style-name="ce2" table:formula="of:=[.$E$1]*[.C27]/([.C27]+[.$G$1])" office:value-type="float" office:value="0.307015073867583" calcext:value-type="float">
            <text:p>0.307015073867583</text:p>
          </table:table-cell>
          <table:table-cell table:style-name="ce1" table:formula="of:=[.D27]/[.$E$1]*256" office:value-type="float" office:value="15.7191717820202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.5854" calcext:value-type="float">
            <text:p>0.5854</text:p>
          </table:table-cell>
          <table:table-cell table:formula="of:=[.B28]*100" office:value-type="float" office:value="58.54" calcext:value-type="float">
            <text:p>58.54</text:p>
          </table:table-cell>
          <table:table-cell table:style-name="ce2" table:formula="of:=[.$E$1]*[.C28]/([.C28]+[.$G$1])" office:value-type="float" office:value="0.27651293290759" calcext:value-type="float">
            <text:p>0.27651293290759</text:p>
          </table:table-cell>
          <table:table-cell table:style-name="ce1" table:formula="of:=[.D28]/[.$E$1]*256" office:value-type="float" office:value="14.1574621648686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0.5255" calcext:value-type="float">
            <text:p>0.5255</text:p>
          </table:table-cell>
          <table:table-cell table:formula="of:=[.B29]*100" office:value-type="float" office:value="52.55" calcext:value-type="float">
            <text:p>52.55</text:p>
          </table:table-cell>
          <table:table-cell table:style-name="ce2" table:formula="of:=[.$E$1]*[.C29]/([.C29]+[.$G$1])" office:value-type="float" office:value="0.249631846468101" calcext:value-type="float">
            <text:p>0.249631846468101</text:p>
          </table:table-cell>
          <table:table-cell table:style-name="ce1" table:formula="of:=[.D29]/[.$E$1]*256" office:value-type="float" office:value="12.7811505391668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73" calcext:value-type="float">
            <text:p>0.473</text:p>
          </table:table-cell>
          <table:table-cell table:formula="of:=[.B30]*100" office:value-type="float" office:value="47.3" calcext:value-type="float">
            <text:p>47.3</text:p>
          </table:table-cell>
          <table:table-cell table:style-name="ce2" table:formula="of:=[.$E$1]*[.C30]/([.C30]+[.$G$1])" office:value-type="float" office:value="0.225818772080588" calcext:value-type="float">
            <text:p>0.225818772080588</text:p>
          </table:table-cell>
          <table:table-cell table:style-name="ce1" table:formula="of:=[.D30]/[.$E$1]*256" office:value-type="float" office:value="11.5619211305261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0.427" calcext:value-type="float">
            <text:p>0.427</text:p>
          </table:table-cell>
          <table:table-cell table:formula="of:=[.B31]*100" office:value-type="float" office:value="42.7" calcext:value-type="float">
            <text:p>42.7</text:p>
          </table:table-cell>
          <table:table-cell table:style-name="ce2" table:formula="of:=[.$E$1]*[.C31]/([.C31]+[.$G$1])" office:value-type="float" office:value="0.204756881173875" calcext:value-type="float">
            <text:p>0.204756881173875</text:p>
          </table:table-cell>
          <table:table-cell table:style-name="ce1" table:formula="of:=[.D31]/[.$E$1]*256" office:value-type="float" office:value="10.4835523161024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0.3865" calcext:value-type="float">
            <text:p>0.3865</text:p>
          </table:table-cell>
          <table:table-cell table:formula="of:=[.B32]*100" office:value-type="float" office:value="38.65" calcext:value-type="float">
            <text:p>38.65</text:p>
          </table:table-cell>
          <table:table-cell table:style-name="ce2" table:formula="of:=[.$E$1]*[.C32]/([.C32]+[.$G$1])" office:value-type="float" office:value="0.186058826361142" calcext:value-type="float">
            <text:p>0.186058826361142</text:p>
          </table:table-cell>
          <table:table-cell table:style-name="ce1" table:formula="of:=[.D32]/[.$E$1]*256" office:value-type="float" office:value="9.52621190969046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0.3508" calcext:value-type="float">
            <text:p>0.3508</text:p>
          </table:table-cell>
          <table:table-cell table:formula="of:=[.B33]*100" office:value-type="float" office:value="35.08" calcext:value-type="float">
            <text:p>35.08</text:p>
          </table:table-cell>
          <table:table-cell table:style-name="ce2" table:formula="of:=[.$E$1]*[.C33]/([.C33]+[.$G$1])" office:value-type="float" office:value="0.169455501024075" calcext:value-type="float">
            <text:p>0.169455501024075</text:p>
          </table:table-cell>
          <table:table-cell table:style-name="ce1" table:formula="of:=[.D33]/[.$E$1]*256" office:value-type="float" office:value="8.67612165243266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0.3192" calcext:value-type="float">
            <text:p>0.3192</text:p>
          </table:table-cell>
          <table:table-cell table:formula="of:=[.B34]*100" office:value-type="float" office:value="31.92" calcext:value-type="float">
            <text:p>31.92</text:p>
          </table:table-cell>
          <table:table-cell table:style-name="ce2" table:formula="of:=[.$E$1]*[.C34]/([.C34]+[.$G$1])" office:value-type="float" office:value="0.15466315218234" calcext:value-type="float">
            <text:p>0.15466315218234</text:p>
          </table:table-cell>
          <table:table-cell table:style-name="ce1" table:formula="of:=[.D34]/[.$E$1]*256" office:value-type="float" office:value="7.91875339173579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0.2911" calcext:value-type="float">
            <text:p>0.2911</text:p>
          </table:table-cell>
          <table:table-cell table:formula="of:=[.B35]*100" office:value-type="float" office:value="29.11" calcext:value-type="float">
            <text:p>29.11</text:p>
          </table:table-cell>
          <table:table-cell table:formula="of:=[.$E$1]*[.C35]/([.C35]+[.$G$1])" office:value-type="float" office:value="0.14143288861249" calcext:value-type="float">
            <text:p>0.14143288861249</text:p>
          </table:table-cell>
          <table:table-cell table:style-name="ce1" table:formula="of:=[.D35]/[.$E$1]*256" office:value-type="float" office:value="7.24136389695951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0.2661" calcext:value-type="float">
            <text:p>0.2661</text:p>
          </table:table-cell>
          <table:table-cell table:formula="of:=[.B36]*100" office:value-type="float" office:value="26.61" calcext:value-type="float">
            <text:p>26.61</text:p>
          </table:table-cell>
          <table:table-cell table:formula="of:=[.$E$1]*[.C36]/([.C36]+[.$G$1])" office:value-type="float" office:value="0.129601309163168" calcext:value-type="float">
            <text:p>0.129601309163168</text:p>
          </table:table-cell>
          <table:table-cell table:style-name="ce1" table:formula="of:=[.D36]/[.$E$1]*256" office:value-type="float" office:value="6.63558702915421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0.2438" calcext:value-type="float">
            <text:p>0.2438</text:p>
          </table:table-cell>
          <table:table-cell table:formula="of:=[.B37]*100" office:value-type="float" office:value="24.38" calcext:value-type="float">
            <text:p>24.38</text:p>
          </table:table-cell>
          <table:table-cell table:formula="of:=[.$E$1]*[.C37]/([.C37]+[.$G$1])" office:value-type="float" office:value="0.118998809035709" calcext:value-type="float">
            <text:p>0.118998809035709</text:p>
          </table:table-cell>
          <table:table-cell table:style-name="ce1" table:formula="of:=[.D37]/[.$E$1]*256" office:value-type="float" office:value="6.09273902262832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0.2238" calcext:value-type="float">
            <text:p>0.2238</text:p>
          </table:table-cell>
          <table:table-cell table:formula="of:=[.B38]*100" office:value-type="float" office:value="22.38" calcext:value-type="float">
            <text:p>22.38</text:p>
          </table:table-cell>
          <table:table-cell table:formula="of:=[.$E$1]*[.C38]/([.C38]+[.$G$1])" office:value-type="float" office:value="0.109450497857939" calcext:value-type="float">
            <text:p>0.109450497857939</text:p>
          </table:table-cell>
          <table:table-cell table:style-name="ce1" table:formula="of:=[.D38]/[.$E$1]*256" office:value-type="float" office:value="5.60386549032649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0.2059" calcext:value-type="float">
            <text:p>0.2059</text:p>
          </table:table-cell>
          <table:table-cell table:formula="of:=[.B39]*100" office:value-type="float" office:value="20.59" calcext:value-type="float">
            <text:p>20.59</text:p>
          </table:table-cell>
          <table:table-cell table:formula="of:=[.$E$1]*[.C39]/([.C39]+[.$G$1])" office:value-type="float" office:value="0.100873024427047" calcext:value-type="float">
            <text:p>0.100873024427047</text:p>
          </table:table-cell>
          <table:table-cell table:style-name="ce1" table:formula="of:=[.D39]/[.$E$1]*256" office:value-type="float" office:value="5.16469885066481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0.1899" calcext:value-type="float">
            <text:p>0.1899</text:p>
          </table:table-cell>
          <table:table-cell table:formula="of:=[.B40]*100" office:value-type="float" office:value="18.99" calcext:value-type="float">
            <text:p>18.99</text:p>
          </table:table-cell>
          <table:table-cell table:formula="of:=[.$E$1]*[.C40]/([.C40]+[.$G$1])" office:value-type="float" office:value="0.0931805022620438" calcext:value-type="float">
            <text:p>0.093180502262044</text:p>
          </table:table-cell>
          <table:table-cell table:style-name="ce1" table:formula="of:=[.D40]/[.$E$1]*256" office:value-type="float" office:value="4.77084171581664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DC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0569*[.A44]^2-4.96*[.A44]+151.43" office:value-type="float" office:value="151.43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569*[.A45]^2-4.96*[.A45]+151.43" office:value-type="float" office:value="146.5269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569*[.A46]^2-4.96*[.A46]+151.43" office:value-type="float" office:value="141.7376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569*[.A47]^2-4.96*[.A47]+151.43" office:value-type="float" office:value="137.0621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569*[.A48]^2-4.96*[.A48]+151.43" office:value-type="float" office:value="132.5004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569*[.A49]^2-4.96*[.A49]+151.43" office:value-type="float" office:value="128.0525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569*[.A50]^2-4.96*[.A50]+151.43" office:value-type="float" office:value="123.718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569*[.A51]^2-4.96*[.A51]+151.43" office:value-type="float" office:value="119.4981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569*[.A52]^2-4.96*[.A52]+151.43" office:value-type="float" office:value="115.3916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569*[.A53]^2-4.96*[.A53]+151.43" office:value-type="float" office:value="111.3989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569*[.A54]^2-4.96*[.A54]+151.43" office:value-type="float" office:value="107.52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0569*[.A55]^2-4.96*[.A55]+151.43" office:value-type="float" office:value="103.7549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0569*[.A56]^2-4.96*[.A56]+151.43" office:value-type="float" office:value="100.1036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569*[.A57]^2-4.96*[.A57]+151.43" office:value-type="float" office:value="96.5661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0569*[.A58]^2-4.96*[.A58]+151.43" office:value-type="float" office:value="93.1424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0569*[.A59]^2-4.96*[.A59]+151.43" office:value-type="float" office:value="89.8325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0569*[.A60]^2-4.96*[.A60]+151.43" office:value-type="float" office:value="86.6364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0569*[.A61]^2-4.96*[.A61]+151.43" office:value-type="float" office:value="83.5541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0569*[.A62]^2-4.96*[.A62]+151.43" office:value-type="float" office:value="80.5856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0569*[.A63]^2-4.96*[.A63]+151.43" office:value-type="float" office:value="77.7309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0569*[.A64]^2-4.96*[.A64]+151.43" office:value-type="float" office:value="74.99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0569*[.A65]^2-4.96*[.A65]+151.43" office:value-type="float" office:value="72.3629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0569*[.A66]^2-4.96*[.A66]+151.43" office:value-type="float" office:value="69.8496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0569*[.A67]^2-4.96*[.A67]+151.43" office:value-type="float" office:value="67.4501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0569*[.A68]^2-4.96*[.A68]+151.43" office:value-type="float" office:value="65.1644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0569*[.A69]^2-4.96*[.A69]+151.43" office:value-type="float" office:value="62.9925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0569*[.A70]^2-4.96*[.A70]+151.43" office:value-type="float" office:value="60.9344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0569*[.A71]^2-4.96*[.A71]+151.43" office:value-type="float" office:value="58.9901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0569*[.A72]^2-4.96*[.A72]+151.43" office:value-type="float" office:value="57.1596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0569*[.A73]^2-4.96*[.A73]+151.43" office:value-type="float" office:value="55.4429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0569*[.A74]^2-4.96*[.A74]+151.43" office:value-type="float" office:value="53.8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0569*[.A75]^2-4.96*[.A75]+151.43" office:value-type="float" office:value="52.3509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0569*[.A76]^2-4.96*[.A76]+151.43" office:value-type="float" office:value="50.9756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0569*[.A77]^2-4.96*[.A77]+151.43" office:value-type="float" office:value="49.7141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0569*[.A78]^2-4.96*[.A78]+151.43" office:value-type="float" office:value="48.5664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0569*[.A79]^2-4.96*[.A79]+151.43" office:value-type="float" office:value="47.5325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0569*[.A80]^2-4.96*[.A80]+151.43" office:value-type="float" office:value="46.6124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0569*[.A81]^2-4.96*[.A81]+151.43" office:value-type="float" office:value="45.8061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0569*[.A82]^2-4.96*[.A82]+151.43" office:value-type="float" office:value="45.1136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0569*[.A83]^2-4.96*[.A83]+151.43" office:value-type="float" office:value="44.5349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0569*[.A84]^2-4.96*[.A84]+151.43" office:value-type="float" office:value="44.07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0569*[.A85]^2-4.96*[.A85]+151.43" office:value-type="float" office:value="43.7189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0569*[.A86]^2-4.96*[.A86]+151.43" office:value-type="float" office:value="43.4816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0569*[.A87]^2-4.96*[.A87]+151.43" office:value-type="float" office:value="43.3581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0569*[.A88]^2-4.96*[.A88]+151.43" office:value-type="float" office:value="43.3484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0569*[.A89]^2-4.96*[.A89]+151.43" office:value-type="float" office:value="43.4525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0569*[.A90]^2-4.96*[.A90]+151.43" office:value-type="float" office:value="43.670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0569*[.A91]^2-4.96*[.A91]+151.43" office:value-type="float" office:value="44.0021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0569*[.A92]^2-4.96*[.A92]+151.43" office:value-type="float" office:value="44.4476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0569*[.A93]^2-4.96*[.A93]+151.43" office:value-type="float" office:value="45.0069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0569*[.A94]^2-4.96*[.A94]+151.43" office:value-type="float" office:value="45.68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0569*[.A95]^2-4.96*[.A95]+151.43" office:value-type="float" office:value="46.4669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0569*[.A96]^2-4.96*[.A96]+151.43" office:value-type="float" office:value="47.3676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0569*[.A97]^2-4.96*[.A97]+151.43" office:value-type="float" office:value="48.3821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0569*[.A98]^2-4.96*[.A98]+151.43" office:value-type="float" office:value="49.5104000000001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0569*[.A99]^2-4.96*[.A99]+151.43" office:value-type="float" office:value="50.7525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0569*[.A100]^2-4.96*[.A100]+151.43" office:value-type="float" office:value="52.1084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0569*[.A101]^2-4.96*[.A101]+151.43" office:value-type="float" office:value="53.5781000000001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0569*[.A102]^2-4.96*[.A102]+151.43" office:value-type="float" office:value="55.1616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0569*[.A103]^2-4.96*[.A103]+151.43" office:value-type="float" office:value="56.8589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0569*[.A104]^2-4.96*[.A104]+151.43" office:value-type="float" office:value="58.67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0569*[.A105]^2-4.96*[.A105]+151.43" office:value-type="float" office:value="60.5949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0569*[.A106]^2-4.96*[.A106]+151.43" office:value-type="float" office:value="62.6336000000001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0569*[.A107]^2-4.96*[.A107]+151.43" office:value-type="float" office:value="64.7861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0569*[.A108]^2-4.96*[.A108]+151.43" office:value-type="float" office:value="67.0524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0569*[.A109]^2-4.96*[.A109]+151.43" office:value-type="float" office:value="69.4325000000001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0569*[.A110]^2-4.96*[.A110]+151.43" office:value-type="float" office:value="71.9264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0569*[.A111]^2-4.96*[.A111]+151.43" office:value-type="float" office:value="74.5341000000001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0569*[.A112]^2-4.96*[.A112]+151.43" office:value-type="float" office:value="77.2556000000001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0569*[.A113]^2-4.96*[.A113]+151.43" office:value-type="float" office:value="80.0909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0569*[.A114]^2-4.96*[.A114]+151.43" office:value-type="float" office:value="83.04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0569*[.A115]^2-4.96*[.A115]+151.43" office:value-type="float" office:value="86.1029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0569*[.A116]^2-4.96*[.A116]+151.43" office:value-type="float" office:value="89.2796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0569*[.A117]^2-4.96*[.A117]+151.43" office:value-type="float" office:value="92.5701000000001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0569*[.A118]^2-4.96*[.A118]+151.43" office:value-type="float" office:value="95.9744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0569*[.A119]^2-4.96*[.A119]+151.43" office:value-type="float" office:value="99.4925000000001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0569*[.A120]^2-4.96*[.A120]+151.43" office:value-type="float" office:value="103.1244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0569*[.A121]^2-4.96*[.A121]+151.43" office:value-type="float" office:value="106.8701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0569*[.A122]^2-4.96*[.A122]+151.43" office:value-type="float" office:value="110.7296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0569*[.A123]^2-4.96*[.A123]+151.43" office:value-type="float" office:value="114.7029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0569*[.A124]^2-4.96*[.A124]+151.43" office:value-type="float" office:value="118.7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0569*[.A125]^2-4.96*[.A125]+151.43" office:value-type="float" office:value="122.9909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0569*[.A126]^2-4.96*[.A126]+151.43" office:value-type="float" office:value="127.3056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0569*[.A127]^2-4.96*[.A127]+151.43" office:value-type="float" office:value="131.7341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0569*[.A128]^2-4.96*[.A128]+151.43" office:value-type="float" office:value="136.2764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0569*[.A129]^2-4.96*[.A129]+151.43" office:value-type="float" office:value="140.9325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0569*[.A130]^2-4.96*[.A130]+151.43" office:value-type="float" office:value="145.7024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0569*[.A131]^2-4.96*[.A131]+151.43" office:value-type="float" office:value="150.586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0569*[.A132]^2-4.96*[.A132]+151.43" office:value-type="float" office:value="155.583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0569*[.A133]^2-4.96*[.A133]+151.43" office:value-type="float" office:value="160.6949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0569*[.A134]^2-4.96*[.A134]+151.43" office:value-type="float" office:value="165.92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.0569*[.A135]^2-4.96*[.A135]+151.43" office:value-type="float" office:value="171.2589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.0569*[.A136]^2-4.96*[.A136]+151.43" office:value-type="float" office:value="176.7116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.0569*[.A137]^2-4.96*[.A137]+151.43" office:value-type="float" office:value="182.2781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.0569*[.A138]^2-4.96*[.A138]+151.43" office:value-type="float" office:value="187.9584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0.0569*[.A139]^2-4.96*[.A139]+151.43" office:value-type="float" office:value="193.7525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.0569*[.A140]^2-4.96*[.A140]+151.43" office:value-type="float" office:value="199.6604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0.0569*[.A141]^2-4.96*[.A141]+151.43" office:value-type="float" office:value="205.6821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.0569*[.A142]^2-4.96*[.A142]+151.43" office:value-type="float" office:value="211.8176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0.0569*[.A143]^2-4.96*[.A143]+151.43" office:value-type="float" office:value="218.0669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569*[.A144]^2-4.96*[.A144]+151.43" office:value-type="float" office:value="224.43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0.0569*[.A145]^2-4.96*[.A145]+151.43" office:value-type="float" office:value="230.9069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.0569*[.A146]^2-4.96*[.A146]+151.43" office:value-type="float" office:value="237.4976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0.0569*[.A147]^2-4.96*[.A147]+151.43" office:value-type="float" office:value="244.2021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.0569*[.A148]^2-4.96*[.A148]+151.43" office:value-type="float" office:value="251.0204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0.0569*[.A149]^2-4.96*[.A149]+151.43" office:value-type="float" office:value="257.9525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.0569*[.A150]^2-4.96*[.A150]+151.43" office:value-type="float" office:value="264.9984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0.0569*[.A151]^2-4.96*[.A151]+151.43" office:value-type="float" office:value="272.1581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.0569*[.A152]^2-4.96*[.A152]+151.43" office:value-type="float" office:value="279.4316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0.0569*[.A153]^2-4.96*[.A153]+151.43" office:value-type="float" office:value="286.8189" calcext:value-type="float">
            <text:p>28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.0569*[.A154]^2-4.96*[.A154]+151.43" office:value-type="float" office:value="294.32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0.0569*[.A155]^2-4.96*[.A155]+151.43" office:value-type="float" office:value="301.9349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.0569*[.A156]^2-4.96*[.A156]+151.43" office:value-type="float" office:value="309.6636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0.0569*[.A157]^2-4.96*[.A157]+151.43" office:value-type="float" office:value="317.5061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.0569*[.A158]^2-4.96*[.A158]+151.43" office:value-type="float" office:value="325.4624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0.0569*[.A159]^2-4.96*[.A159]+151.43" office:value-type="float" office:value="333.5325" calcext:value-type="float">
            <text:p>334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.0569*[.A160]^2-4.96*[.A160]+151.43" office:value-type="float" office:value="341.7164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0.0569*[.A161]^2-4.96*[.A161]+151.43" office:value-type="float" office:value="350.0141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.0569*[.A162]^2-4.96*[.A162]+151.43" office:value-type="float" office:value="358.4256" calcext:value-type="float">
            <text:p>35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0.0569*[.A163]^2-4.96*[.A163]+151.43" office:value-type="float" office:value="366.9509" calcext:value-type="float">
            <text:p>36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.0569*[.A164]^2-4.96*[.A164]+151.43" office:value-type="float" office:value="375.59" calcext:value-type="float">
            <text:p>37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0.0569*[.A165]^2-4.96*[.A165]+151.43" office:value-type="float" office:value="384.3429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.0569*[.A166]^2-4.96*[.A166]+151.43" office:value-type="float" office:value="393.2096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0.0569*[.A167]^2-4.96*[.A167]+151.43" office:value-type="float" office:value="402.1901" calcext:value-type="float">
            <text:p>402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.0569*[.A168]^2-4.96*[.A168]+151.43" office:value-type="float" office:value="411.2844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0.0569*[.A169]^2-4.96*[.A169]+151.43" office:value-type="float" office:value="420.4925" calcext:value-type="float">
            <text:p>42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.0569*[.A170]^2-4.96*[.A170]+151.43" office:value-type="float" office:value="429.8144" calcext:value-type="float">
            <text:p>43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0.0569*[.A171]^2-4.96*[.A171]+151.43" office:value-type="float" office:value="439.2501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.0569*[.A172]^2-4.96*[.A172]+151.43" office:value-type="float" office:value="448.7996" calcext:value-type="float">
            <text:p>449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0.0569*[.A173]^2-4.96*[.A173]+151.43" office:value-type="float" office:value="458.4629" calcext:value-type="float">
            <text:p>45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.0569*[.A174]^2-4.96*[.A174]+151.43" office:value-type="float" office:value="468.24" calcext:value-type="float">
            <text:p>46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0.0569*[.A175]^2-4.96*[.A175]+151.43" office:value-type="float" office:value="478.1309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.0569*[.A176]^2-4.96*[.A176]+151.43" office:value-type="float" office:value="488.1356" calcext:value-type="float">
            <text:p>488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0.0569*[.A177]^2-4.96*[.A177]+151.43" office:value-type="float" office:value="498.2541" calcext:value-type="float">
            <text:p>49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.0569*[.A178]^2-4.96*[.A178]+151.43" office:value-type="float" office:value="508.4864" calcext:value-type="float">
            <text:p>508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0.0569*[.A179]^2-4.96*[.A179]+151.43" office:value-type="float" office:value="518.8325" calcext:value-type="float">
            <text:p>519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.0569*[.A180]^2-4.96*[.A180]+151.43" office:value-type="float" office:value="529.2924" calcext:value-type="float">
            <text:p>529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0.0569*[.A181]^2-4.96*[.A181]+151.43" office:value-type="float" office:value="539.8661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.0569*[.A182]^2-4.96*[.A182]+151.43" office:value-type="float" office:value="550.5536" calcext:value-type="float">
            <text:p>551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0.0569*[.A183]^2-4.96*[.A183]+151.43" office:value-type="float" office:value="561.3549" calcext:value-type="float">
            <text:p>56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.0569*[.A184]^2-4.96*[.A184]+151.43" office:value-type="float" office:value="572.27" calcext:value-type="float">
            <text:p>572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0.0569*[.A185]^2-4.96*[.A185]+151.43" office:value-type="float" office:value="583.2989" calcext:value-type="float">
            <text:p>583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.0569*[.A186]^2-4.96*[.A186]+151.43" office:value-type="float" office:value="594.4416" calcext:value-type="float">
            <text:p>594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0.0569*[.A187]^2-4.96*[.A187]+151.43" office:value-type="float" office:value="605.6981" calcext:value-type="float">
            <text:p>606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.0569*[.A188]^2-4.96*[.A188]+151.43" office:value-type="float" office:value="617.0684" calcext:value-type="float">
            <text:p>617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0.0569*[.A189]^2-4.96*[.A189]+151.43" office:value-type="float" office:value="628.5525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.0569*[.A190]^2-4.96*[.A190]+151.43" office:value-type="float" office:value="640.1504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0.0569*[.A191]^2-4.96*[.A191]+151.43" office:value-type="float" office:value="651.8621" calcext:value-type="float">
            <text:p>65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.0569*[.A192]^2-4.96*[.A192]+151.43" office:value-type="float" office:value="663.6876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0.0569*[.A193]^2-4.96*[.A193]+151.43" office:value-type="float" office:value="675.6269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.0569*[.A194]^2-4.96*[.A194]+151.43" office:value-type="float" office:value="687.68" calcext:value-type="float">
            <text:p>688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0.0569*[.A195]^2-4.96*[.A195]+151.43" office:value-type="float" office:value="699.8469" calcext:value-type="float">
            <text:p>70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.0569*[.A196]^2-4.96*[.A196]+151.43" office:value-type="float" office:value="712.1276" calcext:value-type="float">
            <text:p>712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0.0569*[.A197]^2-4.96*[.A197]+151.43" office:value-type="float" office:value="724.5221" calcext:value-type="float">
            <text:p>725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.0569*[.A198]^2-4.96*[.A198]+151.43" office:value-type="float" office:value="737.0304" calcext:value-type="float">
            <text:p>737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0.0569*[.A199]^2-4.96*[.A199]+151.43" office:value-type="float" office:value="749.6525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.0569*[.A200]^2-4.96*[.A200]+151.43" office:value-type="float" office:value="762.3884" calcext:value-type="float">
            <text:p>762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0.0569*[.A201]^2-4.96*[.A201]+151.43" office:value-type="float" office:value="775.2381" calcext:value-type="float">
            <text:p>775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.0569*[.A202]^2-4.96*[.A202]+151.43" office:value-type="float" office:value="788.2016" calcext:value-type="float">
            <text:p>78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0.0569*[.A203]^2-4.96*[.A203]+151.43" office:value-type="float" office:value="801.2789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.0569*[.A204]^2-4.96*[.A204]+151.43" office:value-type="float" office:value="814.47" calcext:value-type="float">
            <text:p>814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0.0569*[.A205]^2-4.96*[.A205]+151.43" office:value-type="float" office:value="827.7749" calcext:value-type="float">
            <text:p>82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.0569*[.A206]^2-4.96*[.A206]+151.43" office:value-type="float" office:value="841.1936" calcext:value-type="float">
            <text:p>841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0569*[.A207]^2-4.96*[.A207]+151.43" office:value-type="float" office:value="854.7261" calcext:value-type="float">
            <text:p>855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.0569*[.A208]^2-4.96*[.A208]+151.43" office:value-type="float" office:value="868.3724" calcext:value-type="float">
            <text:p>868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0.0569*[.A209]^2-4.96*[.A209]+151.43" office:value-type="float" office:value="882.1325" calcext:value-type="float">
            <text:p>88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.0569*[.A210]^2-4.96*[.A210]+151.43" office:value-type="float" office:value="896.0064" calcext:value-type="float">
            <text:p>896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0.0569*[.A211]^2-4.96*[.A211]+151.43" office:value-type="float" office:value="909.9941" calcext:value-type="float">
            <text:p>91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.0569*[.A212]^2-4.96*[.A212]+151.43" office:value-type="float" office:value="924.0956" calcext:value-type="float">
            <text:p>924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0.0569*[.A213]^2-4.96*[.A213]+151.43" office:value-type="float" office:value="938.3109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.0569*[.A214]^2-4.96*[.A214]+151.43" office:value-type="float" office:value="952.64" calcext:value-type="float">
            <text:p>953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0.0569*[.A215]^2-4.96*[.A215]+151.43" office:value-type="float" office:value="967.0829" calcext:value-type="float">
            <text:p>96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.0569*[.A216]^2-4.96*[.A216]+151.43" office:value-type="float" office:value="981.6396" calcext:value-type="float">
            <text:p>98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0.0569*[.A217]^2-4.96*[.A217]+151.43" office:value-type="float" office:value="996.3101" calcext:value-type="float">
            <text:p>996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.0569*[.A218]^2-4.96*[.A218]+151.43" office:value-type="float" office:value="1011.0944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0.0569*[.A219]^2-4.96*[.A219]+151.43" office:value-type="float" office:value="1025.9925" calcext:value-type="float">
            <text:p>102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.0569*[.A220]^2-4.96*[.A220]+151.43" office:value-type="float" office:value="1041.0044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0.0569*[.A221]^2-4.96*[.A221]+151.43" office:value-type="float" office:value="1056.1301" calcext:value-type="float">
            <text:p>1056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.0569*[.A222]^2-4.96*[.A222]+151.43" office:value-type="float" office:value="1071.3696" calcext:value-type="float">
            <text:p>1071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0.0569*[.A223]^2-4.96*[.A223]+151.43" office:value-type="float" office:value="1086.7229" calcext:value-type="float">
            <text:p>108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.0569*[.A224]^2-4.96*[.A224]+151.43" office:value-type="float" office:value="1102.19" calcext:value-type="float">
            <text:p>110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0.0569*[.A225]^2-4.96*[.A225]+151.43" office:value-type="float" office:value="1117.7709" calcext:value-type="float">
            <text:p>1118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.0569*[.A226]^2-4.96*[.A226]+151.43" office:value-type="float" office:value="1133.4656" calcext:value-type="float">
            <text:p>1133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0.0569*[.A227]^2-4.96*[.A227]+151.43" office:value-type="float" office:value="1149.2741" calcext:value-type="float">
            <text:p>11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.0569*[.A228]^2-4.96*[.A228]+151.43" office:value-type="float" office:value="1165.1964" calcext:value-type="float">
            <text:p>116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0.0569*[.A229]^2-4.96*[.A229]+151.43" office:value-type="float" office:value="1181.2325" calcext:value-type="float">
            <text:p>1181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.0569*[.A230]^2-4.96*[.A230]+151.43" office:value-type="float" office:value="1197.3824" calcext:value-type="float">
            <text:p>1197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0.0569*[.A231]^2-4.96*[.A231]+151.43" office:value-type="float" office:value="1213.6461" calcext:value-type="float">
            <text:p>1214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.0569*[.A232]^2-4.96*[.A232]+151.43" office:value-type="float" office:value="1230.0236" calcext:value-type="float">
            <text:p>1230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0.0569*[.A233]^2-4.96*[.A233]+151.43" office:value-type="float" office:value="1246.5149" calcext:value-type="float">
            <text:p>124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.0569*[.A234]^2-4.96*[.A234]+151.43" office:value-type="float" office:value="1263.12" calcext:value-type="float">
            <text:p>1263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0.0569*[.A235]^2-4.96*[.A235]+151.43" office:value-type="float" office:value="1279.8389" calcext:value-type="float">
            <text:p>128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.0569*[.A236]^2-4.96*[.A236]+151.43" office:value-type="float" office:value="1296.6716" calcext:value-type="float">
            <text:p>1297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0.0569*[.A237]^2-4.96*[.A237]+151.43" office:value-type="float" office:value="1313.6181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.0569*[.A238]^2-4.96*[.A238]+151.43" office:value-type="float" office:value="1330.6784" calcext:value-type="float">
            <text:p>1331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0.0569*[.A239]^2-4.96*[.A239]+151.43" office:value-type="float" office:value="1347.8525" calcext:value-type="float">
            <text:p>1348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.0569*[.A240]^2-4.96*[.A240]+151.43" office:value-type="float" office:value="1365.1404" calcext:value-type="float">
            <text:p>1365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0.0569*[.A241]^2-4.96*[.A241]+151.43" office:value-type="float" office:value="1382.5421" calcext:value-type="float">
            <text:p>1383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.0569*[.A242]^2-4.96*[.A242]+151.43" office:value-type="float" office:value="1400.0576" calcext:value-type="float">
            <text:p>1400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0.0569*[.A243]^2-4.96*[.A243]+151.43" office:value-type="float" office:value="1417.6869" calcext:value-type="float">
            <text:p>141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.0569*[.A244]^2-4.96*[.A244]+151.43" office:value-type="float" office:value="1435.43" calcext:value-type="float">
            <text:p>1435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0.0569*[.A245]^2-4.96*[.A245]+151.43" office:value-type="float" office:value="1453.2869" calcext:value-type="float">
            <text:p>1453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0.0569*[.A246]^2-4.96*[.A246]+151.43" office:value-type="float" office:value="1471.2576" calcext:value-type="float">
            <text:p>1471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0.0569*[.A247]^2-4.96*[.A247]+151.43" office:value-type="float" office:value="1489.3421" calcext:value-type="float">
            <text:p>1489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0.0569*[.A248]^2-4.96*[.A248]+151.43" office:value-type="float" office:value="1507.5404" calcext:value-type="float">
            <text:p>1508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0.0569*[.A249]^2-4.96*[.A249]+151.43" office:value-type="float" office:value="1525.8525" calcext:value-type="float">
            <text:p>1526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0.0569*[.A250]^2-4.96*[.A250]+151.43" office:value-type="float" office:value="1544.2784" calcext:value-type="float">
            <text:p>154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0.0569*[.A251]^2-4.96*[.A251]+151.43" office:value-type="float" office:value="1562.8181" calcext:value-type="float">
            <text:p>156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0.0569*[.A252]^2-4.96*[.A252]+151.43" office:value-type="float" office:value="1581.4716" calcext:value-type="float">
            <text:p>1581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0.0569*[.A253]^2-4.96*[.A253]+151.43" office:value-type="float" office:value="1600.2389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0.0569*[.A254]^2-4.96*[.A254]+151.43" office:value-type="float" office:value="1619.12" calcext:value-type="float">
            <text:p>16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0.0569*[.A255]^2-4.96*[.A255]+151.43" office:value-type="float" office:value="1638.1149" calcext:value-type="float">
            <text:p>1638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0.0569*[.A256]^2-4.96*[.A256]+151.43" office:value-type="float" office:value="1657.2236" calcext:value-type="float">
            <text:p>1657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0.0569*[.A257]^2-4.96*[.A257]+151.43" office:value-type="float" office:value="1676.4461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0.0569*[.A258]^2-4.96*[.A258]+151.43" office:value-type="float" office:value="1695.7824" calcext:value-type="float">
            <text:p>169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0.0569*[.A259]^2-4.96*[.A259]+151.43" office:value-type="float" office:value="1715.2325" calcext:value-type="float">
            <text:p>1715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0.0569*[.A260]^2-4.96*[.A260]+151.43" office:value-type="float" office:value="1734.7964" calcext:value-type="float">
            <text:p>1735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0.0569*[.A261]^2-4.96*[.A261]+151.43" office:value-type="float" office:value="1754.4741" calcext:value-type="float">
            <text:p>175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0.0569*[.A262]^2-4.96*[.A262]+151.43" office:value-type="float" office:value="1774.2656" calcext:value-type="float">
            <text:p>1774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0.0569*[.A263]^2-4.96*[.A263]+151.43" office:value-type="float" office:value="1794.1709" calcext:value-type="float">
            <text:p>179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0.0569*[.A264]^2-4.96*[.A264]+151.43" office:value-type="float" office:value="1814.19" calcext:value-type="float">
            <text:p>1814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0.0569*[.A265]^2-4.96*[.A265]+151.43" office:value-type="float" office:value="1834.3229" calcext:value-type="float">
            <text:p>1834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0.0569*[.A266]^2-4.96*[.A266]+151.43" office:value-type="float" office:value="1854.5696" calcext:value-type="float">
            <text:p>1855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0.0569*[.A267]^2-4.96*[.A267]+151.43" office:value-type="float" office:value="1874.9301" calcext:value-type="float">
            <text:p>187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0.0569*[.A268]^2-4.96*[.A268]+151.43" office:value-type="float" office:value="1895.4044" calcext:value-type="float">
            <text:p>1895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0.0569*[.A269]^2-4.96*[.A269]+151.43" office:value-type="float" office:value="1915.9925" calcext:value-type="float">
            <text:p>1916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0.0569*[.A270]^2-4.96*[.A270]+151.43" office:value-type="float" office:value="1936.6944" calcext:value-type="float">
            <text:p>193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0.0569*[.A271]^2-4.96*[.A271]+151.43" office:value-type="float" office:value="1957.5101" calcext:value-type="float">
            <text:p>1958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0.0569*[.A272]^2-4.96*[.A272]+151.43" office:value-type="float" office:value="1978.4396" calcext:value-type="float">
            <text:p>197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0.0569*[.A273]^2-4.96*[.A273]+151.43" office:value-type="float" office:value="1999.4829" calcext:value-type="float">
            <text:p>199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0.0569*[.A274]^2-4.96*[.A274]+151.43" office:value-type="float" office:value="2020.64" calcext:value-type="float">
            <text:p>2021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0.0569*[.A275]^2-4.96*[.A275]+151.43" office:value-type="float" office:value="2041.9109" calcext:value-type="float">
            <text:p>2042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0.0569*[.A276]^2-4.96*[.A276]+151.43" office:value-type="float" office:value="2063.2956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0.0569*[.A277]^2-4.96*[.A277]+151.43" office:value-type="float" office:value="2084.7941" calcext:value-type="float">
            <text:p>2085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0.0569*[.A278]^2-4.96*[.A278]+151.43" office:value-type="float" office:value="2106.4064" calcext:value-type="float">
            <text:p>210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0.0569*[.A279]^2-4.96*[.A279]+151.43" office:value-type="float" office:value="2128.1325" calcext:value-type="float">
            <text:p>2128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0.0569*[.A280]^2-4.96*[.A280]+151.43" office:value-type="float" office:value="2149.9724" calcext:value-type="float">
            <text:p>2150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0.0569*[.A281]^2-4.96*[.A281]+151.43" office:value-type="float" office:value="2171.9261" calcext:value-type="float">
            <text:p>2172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0.0569*[.A282]^2-4.96*[.A282]+151.43" office:value-type="float" office:value="2193.9936" calcext:value-type="float">
            <text:p>2194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0.0569*[.A283]^2-4.96*[.A283]+151.43" office:value-type="float" office:value="2216.1749" calcext:value-type="float">
            <text:p>221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0.0569*[.A284]^2-4.96*[.A284]+151.43" office:value-type="float" office:value="2238.47" calcext:value-type="float">
            <text:p>2238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0.0569*[.A285]^2-4.96*[.A285]+151.43" office:value-type="float" office:value="2260.8789" calcext:value-type="float">
            <text:p>2261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0.0569*[.A286]^2-4.96*[.A286]+151.43" office:value-type="float" office:value="2283.4016" calcext:value-type="float">
            <text:p>2283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0.0569*[.A287]^2-4.96*[.A287]+151.43" office:value-type="float" office:value="2306.0381" calcext:value-type="float">
            <text:p>2306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0.0569*[.A288]^2-4.96*[.A288]+151.43" office:value-type="float" office:value="2328.7884" calcext:value-type="float">
            <text:p>2329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0.0569*[.A289]^2-4.96*[.A289]+151.43" office:value-type="float" office:value="2351.6525" calcext:value-type="float">
            <text:p>2352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0.0569*[.A290]^2-4.96*[.A290]+151.43" office:value-type="float" office:value="2374.6304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0.0569*[.A291]^2-4.96*[.A291]+151.43" office:value-type="float" office:value="2397.7221" calcext:value-type="float">
            <text:p>2398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0.0569*[.A292]^2-4.96*[.A292]+151.43" office:value-type="float" office:value="2420.9276" calcext:value-type="float">
            <text:p>2421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0.0569*[.A293]^2-4.96*[.A293]+151.43" office:value-type="float" office:value="2444.2469" calcext:value-type="float">
            <text:p>244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0.0569*[.A294]^2-4.96*[.A294]+151.43" office:value-type="float" office:value="2467.68" calcext:value-type="float">
            <text:p>2468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0.0569*[.A295]^2-4.96*[.A295]+151.43" office:value-type="float" office:value="2491.2269" calcext:value-type="float">
            <text:p>2491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0.0569*[.A296]^2-4.96*[.A296]+151.43" office:value-type="float" office:value="2514.8876" calcext:value-type="float">
            <text:p>2515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0.0569*[.A297]^2-4.96*[.A297]+151.43" office:value-type="float" office:value="2538.6621" calcext:value-type="float">
            <text:p>253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0.0569*[.A298]^2-4.96*[.A298]+151.43" office:value-type="float" office:value="2562.5504" calcext:value-type="float">
            <text:p>2563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0.0569*[.A299]^2-4.96*[.A299]+151.43" office:value-type="float" office:value="2586.5525" calcext:value-type="float">
            <text:p>258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20:08.460963221</meta:creation-date>
    <dc:date>2018-06-08T15:00:06.840882079</dc:date>
    <meta:editing-duration>PT49M2S</meta:editing-duration>
    <meta:editing-cycles>8</meta:editing-cycles>
    <meta:generator>LibreOffice/5.2.7.2$Linux_X86_64 LibreOffice_project/20m0$Build-2</meta:generator>
    <meta:document-statistic meta:table-count="1" meta:cell-count="7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091cm" svg:y="3.954cm" style:legend-expansion="high" chart:style-name="ch2"/>
        <chart:plot-area chart:style-name="ch3" table:cell-range-address="Sheet1.A18:Sheet1.B30 Sheet1.B1:Sheet1.B1" chart:data-source-has-labels="row" svg:x="0.32cm" svg:y="0.18cm" svg:width="11.451cm" svg:height="8.645cm">
          <chartooo:coordinate-region svg:x="1.047cm" svg:y="0.379cm" svg:width="10.4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30" chart:label-cell-address="Sheet1.B1:Sheet1.B1" chart:class="chart:scatter">
            <chart:domain table:cell-range-address="Sheet1.A18:Sheet1.A30"/>
            <chart:regression-curve chart:style-name="ch7">
              <chart:equation chart:display-equation="true" chart:display-r-square="false" svg:x="1.983cm" svg:y="0.228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(t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18:Sheet1.A30</svg:desc>
                </draw:g>
              </table:table-cell>
              <table:table-cell office:value-type="float" office:value="2.081">
                <text:p>2.081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308">
                <text:p>0.9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0.6542">
                <text:p>0.6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.5854">
                <text:p>0.5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0.5255">
                <text:p>0.5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473">
                <text:p>0.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1.614cm" svg:y="3.954cm" style:legend-expansion="high" chart:style-name="ch2"/>
        <chart:plot-area chart:style-name="ch3" table:cell-range-address="Sheet1.E18:Sheet1.E34 Sheet1.H1:Sheet1.H1 Sheet1.A18:Sheet1.A34" chart:data-source-has-labels="row" svg:x="0.32cm" svg:y="0.18cm" svg:width="10.974cm" svg:height="8.645cm">
          <chartooo:coordinate-region svg:x="0.941cm" svg:y="0.379cm" svg:width="9.9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8:Sheet1.A34" chart:label-cell-address="Sheet1.H1:Sheet1.H1" chart:class="chart:scatter">
            <chart:domain table:cell-range-address="Sheet1.E18:Sheet1.E34"/>
            <chart:regression-curve chart:style-name="ch8">
              <chart:equation chart:display-equation="true" chart:display-r-square="true" svg:x="2.784cm" svg:y="0.563cm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(ADC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0970118367685">
                <text:p>44.0970118367685</text:p>
                <draw:g>
                  <svg:desc>Sheet1.E18:Sheet1.E34</svg:desc>
                </draw:g>
              </table:table-cell>
              <table:table-cell office:value-type="float" office:value="40">
                <text:p>40</text:p>
                <draw:g>
                  <svg:desc>Sheet1.A18:Sheet1.A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069231421066">
                <text:p>39.0692314210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6615943282034">
                <text:p>34.66159432820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7866631477083">
                <text:p>30.78666314770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3877478121093">
                <text:p>27.38774781210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4096254749412">
                <text:p>24.40962547494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7993925421744">
                <text:p>21.79939254217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5060232059715">
                <text:p>19.50602320597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921646449401">
                <text:p>17.4921646449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191717820202">
                <text:p>15.71917178202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74621648686">
                <text:p>14.1574621648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811505391668">
                <text:p>12.78115053916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619211305261">
                <text:p>11.5619211305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835523161024">
                <text:p>10.48355231610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2621190969046">
                <text:p>9.526211909690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612165243266">
                <text:p>8.676121652432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1875339173579">
                <text:p>7.91875339173579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